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cm" svg:height="1.2cm" svg:x="8.4cm" svg:y="1.2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7.7cm" svg:height="1.9cm" svg:x="6.1cm" svg:y="3.2cm">
          <text:p text:style-name="P1"><text:span text:style-name="T1">PUT “Please enter </text:span></text:p>
          <text:p text:style-name="P1"><text:span text:style-name="T1">the distance traveled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9.95cm" svg:y1="2.4cm" svg:x2="9.95cm" svg:y2="3.2cm" draw:start-shape="id1" draw:start-glue-point="6" draw:end-shape="id2" draw:end-glue-point="5" svg:d="M9950 2400v800" svg:viewBox="0 0 1 801">
          <text:p/>
        </draw:connector>
        <draw:connector draw:style-name="gr2" draw:text-style-name="P1" draw:layer="layout" svg:x1="13.8cm" svg:y1="4.15cm" svg:x2="13.8cm" svg:y2="4.15cm" draw:start-shape="id2" draw:end-shape="id2" svg:d="M13800 4150z" svg:viewBox="0 0 1 1">
          <text:p/>
        </draw:connector>
        <draw:custom-shape draw:style-name="gr1" draw:text-style-name="P2" xml:id="id3" draw:id="id3" draw:layer="layout" svg:width="9.1cm" svg:height="2cm" svg:x="5.4cm" svg:y="5.9cm">
          <text:p text:style-name="P1"><text:span text:style-name="T1">PUT “Is that on a motorway, </text:span></text:p>
          <text:p text:style-name="P1"><text:span text:style-name="T1">A-road or through towns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9.95cm" svg:y1="5.1cm" svg:x2="9.95cm" svg:y2="5.9cm" draw:start-shape="id2" draw:start-glue-point="8" draw:end-shape="id3" draw:end-glue-point="5" svg:d="M9950 5100v800" svg:viewBox="0 0 1 801">
          <text:p/>
        </draw:connector>
        <draw:custom-shape draw:style-name="gr1" draw:text-style-name="P2" xml:id="id4" draw:id="id4" draw:layer="layout" svg:width="7.3cm" svg:height="1.7cm" svg:x="6.3cm" svg:y="8.7cm">
          <text:p text:style-name="P1"><text:span text:style-name="T1">GET Distance</text:span></text:p>
          <text:p text:style-name="P1"><text:span text:style-name="T1">GET <text:s text:c="5"/>Roa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9.95cm" svg:y1="7.9cm" svg:x2="9.95cm" svg:y2="8.7cm" draw:start-shape="id3" draw:start-glue-point="8" draw:end-shape="id4" draw:end-glue-point="5" svg:d="M9950 7900v800" svg:viewBox="0 0 1 801">
          <text:p/>
        </draw:connector>
        <draw:custom-shape draw:style-name="gr1" draw:text-style-name="P2" xml:id="id5" draw:id="id5" draw:layer="layout" svg:width="3.5cm" svg:height="4.3cm" svg:x="2.6cm" svg:y="12.4cm">
          <text:p text:style-name="P2"><text:span text:style-name="T1">IF</text:span></text:p>
          <text:p text:style-name="P2"><text:span text:style-name="T1">Road == </text:span></text:p>
          <text:p text:style-name="P2"><text:span text:style-name="T1">motorway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95cm" svg:y1="10.4cm" svg:x2="4.35cm" svg:y2="12.4cm" draw:start-shape="id4" draw:start-glue-point="8" draw:end-shape="id5" draw:end-glue-point="4" svg:d="M9950 10400v1001h-5600v999" svg:viewBox="0 0 5601 2001">
          <text:p/>
        </draw:connector>
        <draw:custom-shape draw:style-name="gr1" draw:text-style-name="P2" xml:id="id6" draw:id="id6" draw:layer="layout" svg:width="3cm" svg:height="4.1cm" svg:x="8.1cm" svg:y="12.5cm">
          <text:p text:style-name="P2"><text:span text:style-name="T1">IF</text:span></text:p>
          <text:p text:style-name="P2"><text:span text:style-name="T1">Road == </text:span></text:p>
          <text:p text:style-name="P2"><text:span text:style-name="T1">A-roa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6.1cm" svg:y1="14.55cm" svg:x2="9.6cm" svg:y2="12.5cm" draw:start-shape="id5" draw:start-glue-point="7" draw:end-shape="id6" draw:end-glue-point="4" svg:d="M6100 14550h1001v-2551h2499v501" svg:viewBox="0 0 3501 2552">
          <text:p/>
        </draw:connector>
        <draw:custom-shape draw:style-name="gr1" draw:text-style-name="P2" xml:id="id7" draw:id="id7" draw:layer="layout" svg:width="3.1cm" svg:height="4.1cm" svg:x="13.3cm" svg:y="12.4cm">
          <text:p text:style-name="P2"><text:span text:style-name="T1">IF</text:span></text:p>
          <text:p text:style-name="P2"><text:span text:style-name="T1">Road == </text:span></text:p>
          <text:p text:style-name="P2"><text:span text:style-name="T1">Town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1.1cm" svg:y1="14.55cm" svg:x2="14.85cm" svg:y2="12.4cm" draw:start-shape="id6" draw:start-glue-point="7" draw:end-shape="id7" draw:end-glue-point="4" svg:d="M11100 14550h1101v-2651h2649v501" svg:viewBox="0 0 3751 2652">
          <text:p/>
        </draw:connector>
        <draw:connector draw:style-name="gr2" draw:text-style-name="P1" draw:layer="layout" svg:x1="16.4cm" svg:y1="14.45cm" svg:x2="19.58cm" svg:y2="15cm" draw:start-shape="id7" draw:start-glue-point="7" draw:end-shape="id8" draw:end-glue-point="4" svg:d="M16400 14450h3180v550" svg:viewBox="0 0 3181 551">
          <text:p/>
        </draw:connector>
        <draw:custom-shape draw:style-name="gr1" draw:text-style-name="P2" xml:id="id8" draw:id="id8" draw:layer="layout" svg:width="3.3cm" svg:height="1.4cm" svg:x="17.6cm" svg:y="15cm">
          <text:p text:style-name="P2"><text:span text:style-name="T1">PUT “Error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9" draw:id="id9" draw:layer="layout" svg:width="5.7cm" svg:height="3.9cm" svg:x="1.5cm" svg:y="17.3cm">
          <text:p text:style-name="P1"><text:span text:style-name="T1">Total_time = </text:span></text:p>
          <text:p text:style-name="P1"><text:span text:style-name="T1">Distance * 7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1" draw:id="id11" draw:layer="layout" svg:width="5.7cm" svg:height="3.9cm" svg:x="13.4cm" svg:y="17.3cm">
          <text:p text:style-name="P1"><text:span text:style-name="T1">Total_time =</text:span></text:p>
          <text:p text:style-name="P1"><text:span text:style-name="T1">Distance * 30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10" draw:id="id10" draw:layer="layout" svg:width="5.7cm" svg:height="3.9cm" svg:x="7.5cm" svg:y="17.3cm">
          <text:p text:style-name="P1"><text:span text:style-name="T1">Total_time =</text:span></text:p>
          <text:p text:style-name="P1"><text:span text:style-name="T1">Distance * 6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4.35cm" svg:y1="16.7cm" svg:x2="4.35cm" svg:y2="17.3cm" draw:start-shape="id5" draw:start-glue-point="6" draw:end-shape="id9" draw:end-glue-point="4" svg:d="M4350 16700v600" svg:viewBox="0 0 1 601">
          <text:p/>
        </draw:connector>
        <draw:connector draw:style-name="gr2" draw:text-style-name="P1" draw:layer="layout" svg:x1="9.6cm" svg:y1="16.6cm" svg:x2="10.35cm" svg:y2="17.3cm" draw:start-shape="id6" draw:start-glue-point="6" draw:end-shape="id10" draw:end-glue-point="4" svg:d="M9600 16600v351h750v349" svg:viewBox="0 0 751 701">
          <text:p/>
        </draw:connector>
        <draw:connector draw:style-name="gr2" draw:text-style-name="P1" draw:layer="layout" svg:x1="14.85cm" svg:y1="16.5cm" svg:x2="16.25cm" svg:y2="17.3cm" draw:start-shape="id7" draw:start-glue-point="6" draw:end-shape="id11" draw:end-glue-point="4" svg:d="M14850 16500v401h1400v399" svg:viewBox="0 0 1401 801">
          <text:p/>
        </draw:connector>
        <draw:custom-shape draw:style-name="gr1" draw:text-style-name="P2" xml:id="id12" draw:id="id12" draw:layer="layout" svg:width="6.9cm" svg:height="2.7cm" svg:x="6.9cm" svg:y="22.8cm">
          <text:p text:style-name="P1"><text:span text:style-name="T1">PUT Total_tim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4.35cm" svg:y1="21.2cm" svg:x2="10.35cm" svg:y2="22.8cm" draw:start-shape="id9" draw:start-glue-point="6" draw:end-shape="id12" svg:d="M4350 21200v801h6000v799" svg:viewBox="0 0 6001 1601">
          <text:p/>
        </draw:connector>
        <draw:connector draw:style-name="gr2" draw:text-style-name="P1" draw:layer="layout" svg:x1="10.35cm" svg:y1="21.2cm" svg:x2="10.35cm" svg:y2="22.8cm" draw:start-shape="id10" draw:start-glue-point="6" draw:end-shape="id12" draw:end-glue-point="5" svg:d="M10350 21200v1600" svg:viewBox="0 0 1 1601">
          <text:p/>
        </draw:connector>
        <draw:connector draw:style-name="gr2" draw:text-style-name="P1" draw:layer="layout" svg:x1="16.25cm" svg:y1="21.2cm" svg:x2="10.35cm" svg:y2="22.8cm" draw:start-shape="id11" draw:start-glue-point="6" draw:end-shape="id12" draw:end-glue-point="5" svg:d="M16250 21200v801h-5900v799" svg:viewBox="0 0 5901 1601">
          <text:p/>
        </draw:connector>
        <draw:custom-shape draw:style-name="gr1" draw:text-style-name="P1" xml:id="id13" draw:id="id13" draw:layer="layout" svg:width="5.3cm" svg:height="1.4cm" svg:x="7.7cm" svg:y="27.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xml:id="id14" draw:id="id14" draw:layer="layout" svg:x1="10.35cm" svg:y1="25.5cm" svg:x2="10.35cm" svg:y2="27.3cm" draw:start-shape="id12" draw:start-glue-point="8" draw:end-shape="id13" draw:end-glue-point="4" svg:d="M10350 25500v1800" svg:viewBox="0 0 1 1801">
          <text:p/>
        </draw:connector>
        <draw:connector draw:style-name="gr2" draw:text-style-name="P1" draw:layer="layout" draw:line-skew="5.449cm" svg:x1="19.25cm" svg:y1="16.4cm" svg:x2="10.35cm" svg:y2="26.4cm" draw:start-shape="id8" draw:start-glue-point="8" draw:end-shape="id14" draw:end-glue-point="0" svg:d="M19250 16400v10000h-8900" svg:viewBox="0 0 8901 10001">
          <text:p/>
        </draw:connector>
        <draw:frame draw:style-name="gr3" draw:layer="layout" svg:width="0.8cm" svg:height="0.962cm" svg:x="6.2cm" svg:y="13.6cm">
          <draw:text-box>
            <text:p>F</text:p>
          </draw:text-box>
        </draw:frame>
        <draw:frame draw:style-name="gr4" draw:layer="layout" svg:width="0.8cm" svg:height="0.962cm" svg:x="11.3cm" svg:y="13.6cm">
          <draw:text-box>
            <text:p>F</text:p>
          </draw:text-box>
        </draw:frame>
        <draw:frame draw:style-name="gr4" draw:layer="layout" svg:width="0.8cm" svg:height="0.962cm" svg:x="16.4cm" svg:y="13.6cm">
          <draw:text-box>
            <text:p>F</text:p>
          </draw:text-box>
        </draw:frame>
        <draw:frame draw:style-name="gr5" draw:layer="layout" svg:width="0.891cm" svg:height="0.962cm" svg:x="4.409cm" svg:y="16.5cm">
          <draw:text-box>
            <text:p>T</text:p>
          </draw:text-box>
        </draw:frame>
        <draw:frame draw:style-name="gr5" draw:layer="layout" svg:width="0.891cm" svg:height="0.962cm" svg:x="10.21cm" svg:y="16.5cm">
          <draw:text-box>
            <text:p>T</text:p>
          </draw:text-box>
        </draw:frame>
        <draw:frame draw:style-name="gr5" draw:layer="layout" svg:width="0.891cm" svg:height="0.962cm" svg:x="16.21cm" svg:y="16.5cm">
          <draw:text-box>
            <text:p>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7T12:34:27.456000000</meta:creation-date>
    <dc:date>2014-10-07T12:51:27.585000000</dc:date>
    <meta:editing-duration>PT3M49S</meta:editing-duration>
    <meta:editing-cycles>4</meta:editing-cycles>
    <meta:generator>LibreOffice/4.2.5.2$Windows_x86 LibreOffice_project/61cb170a04bb1f12e77c884eab9192be736ec5f5</meta:generator>
    <meta:document-statistic meta:object-count="35"/>
  </office:meta>
</office:document-meta>
</file>